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source-code-pro" svg:font-family="source-code-pro, Menlo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edd1"/>
    </style:style>
    <style:style style:name="P2" style:family="paragraph" style:parent-style-name="Standard">
      <style:text-properties officeooo:paragraph-rsid="0016481a"/>
    </style:style>
    <style:style style:name="P3" style:family="paragraph" style:parent-style-name="Standard">
      <style:text-properties officeooo:paragraph-rsid="001a0fc5"/>
    </style:style>
    <style:style style:name="P4" style:family="paragraph" style:parent-style-name="Standard">
      <style:text-properties fo:font-variant="normal" fo:text-transform="none" fo:color="#5a6270" style:font-name="Source Sans Pro" fo:font-size="12pt" fo:letter-spacing="normal" fo:font-style="normal" fo:font-weight="normal" officeooo:paragraph-rsid="001c9e71"/>
    </style:style>
    <style:style style:name="P5" style:family="paragraph" style:parent-style-name="Standard">
      <style:text-properties officeooo:paragraph-rsid="001c9e7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edd1"/>
    </style:style>
    <style:style style:name="T3" style:family="text">
      <style:text-properties fo:font-variant="normal" fo:text-transform="none" fo:color="#292929" style:font-name="source-code-pro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--email <text:span text:style-name="T2">vishwanathacharya14@gmail</text:span>.com \<text:line-break/>--server <text:a xlink:type="simple" xlink:href="https://acme-v02.api.letsencrypt.org/directory" office:target-frame-name="_blank" xlink:show="new" text:style-name="Internet_20_link" text:visited-style-name="Visited_20_Internet_20_Link"><text:span text:style-name="T1">https://acme-v02.api.letsencrypt.org/directory</text:span></text:a><text:line-break/><text:span text:style-name="T3">-d ‘*.vishwanathacharya.ink’</text:span></text:p>
      <text:p text:style-name="Standard"/>
      <text:p text:style-name="P3">--preferred-challenges=dns \</text:p>
      <text:p text:style-name="P1">--agree-tos \</text:p>
      <text:p text:style-name="P2"><text:line-break/>--manual-public-ip-logging-ok \</text:p>
      <text:p text:style-name="P2"/>
      <text:p text:style-name="P2"/>
      <text:p text:style-name="P2"/>
      <text:p text:style-name="P5"><text:span text:style-name="T3">certbot certonly --manual \</text:span><text:line-break/>--preferred-challenges=dns \<text:line-break/>--email <text:span text:style-name="T2">vishwanathacharya14@gmail</text:span>.com <text:s/>\<text:line-break/>--server <text:a xlink:type="simple" xlink:href="https://acme-v02.api.letsencrypt.org/directory" office:target-frame-name="_blank" xlink:show="new" text:style-name="Internet_20_link" text:visited-style-name="Visited_20_Internet_20_Link"><text:span text:style-name="T1">https://acme-v02.api.letsencrypt.org/directory</text:span></text:a><text:line-break/>--agree-tos \<text:line-break/>--manual-public-ip-logging-ok \<text:line-break/>-d “*.<text:span text:style-name="T3">vishwanathacharya.ink </text:span>”</text:p>
      <text:p text:style-name="P5"/>
      <text:p text:style-name="P4">./certbot-auto certonly --manual --preferred-challenges=dns --email vishwanathacharya@gmail.comapi.letsencrypt.org/directory --agree-tos -d *.vishwanathacharya.in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sans-serif"/>
    <style:font-face style:name="source-code-pro" svg:font-family="source-code-pro, Menlo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10:52:18.266881321</meta:creation-date>
    <dc:date>2022-12-28T11:13:21.418919677</dc:date>
    <meta:editing-duration>PT21M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6" meta:word-count="55" meta:character-count="591" meta:non-whitespace-character-count="553"/>
  </office:meta>
</office:document-meta>
</file>